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8" style:family="graphic" style:parent-style-name="standard">
      <style:graphic-properties draw:stroke="none" draw:fill="none" draw:fill-color="#ffffff" fo:min-height="13.7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ms-title">
      <style:graphic-properties draw:fill-color="#ffffff" draw:auto-grow-height="true" fo:min-height="3.508cm"/>
    </style:style>
    <style:style style:name="pr2" style:family="presentation" style:parent-style-name="oms-outline1">
      <style:graphic-properties draw:fill-color="#ffffff" draw:auto-grow-height="true" fo:min-height="13.231cm"/>
    </style:style>
    <style:style style:name="pr3" style:family="presentation" style:parent-style-name="oms-notes">
      <style:graphic-properties draw:fill-color="#ffffff" draw:auto-grow-height="true" fo:min-height="11.412cm"/>
    </style:style>
    <style:style style:name="pr4" style:family="presentation" style:parent-style-name="oms-outline1">
      <style:graphic-properties draw:fill="solid" draw:fill-color="#ffff99" draw:auto-grow-height="true" fo:min-height="13.231cm"/>
    </style:style>
    <style:style style:name="pr5" style:family="presentation" style:parent-style-name="oms-outline1">
      <style:graphic-properties draw:fill-color="#ffffff" draw:auto-grow-height="true" fo:min-height="6.731cm"/>
    </style:style>
    <style:style style:name="pr6" style:family="presentation" style:parent-style-name="oms-outline1" style:list-style-name="L6">
      <style:graphic-properties draw:fill-color="#ffffff" draw:auto-grow-height="true" fo:min-height="5.173cm"/>
    </style:style>
    <style:style style:name="pr7" style:family="presentation" style:parent-style-name="oms-outline1">
      <style:graphic-properties draw:fill-color="#ffffff" draw:auto-grow-height="true" fo:min-height="5.455cm"/>
    </style:style>
    <style:style style:name="pr8" style:family="presentation" style:parent-style-name="oms-title" style:list-style-name="L7">
      <style:graphic-properties draw:fill-color="#ffffff" draw:auto-grow-height="true" fo:min-height="3.508cm"/>
    </style:style>
    <style:style style:name="pr9" style:family="presentation" style:parent-style-name="oms-outline1">
      <style:graphic-properties draw:fill="solid" draw:fill-color="#ffff99" draw:fill-image-width="0cm" draw:fill-image-height="0cm" draw:auto-grow-height="true" fo:min-height="13.231cm"/>
    </style:style>
    <style:style style:name="pr10" style:family="presentation" style:parent-style-name="oms-outline1">
      <style:graphic-properties draw:fill-color="#ffffff" fo:min-height="12.98cm"/>
    </style:style>
    <style:style style:name="pr11" style:family="presentation" style:parent-style-name="oms-notes">
      <style:graphic-properties draw:fill-color="#ffffff" fo:min-height="11.161cm"/>
    </style:style>
    <style:style style:name="pr12" style:family="presentation" style:parent-style-name="oms-title" style:list-style-name="L7">
      <style:graphic-properties draw:fill-color="#ffffff" draw:auto-grow-height="true" fo:min-height="3.508cm"/>
    </style:style>
    <style:style style:name="pr13" style:family="presentation" style:parent-style-name="oms-outline1">
      <style:graphic-properties draw:fill-color="#ffffff" draw:auto-grow-height="true" fo:min-height="9.819cm"/>
    </style:style>
    <style:style style:name="pr14" style:family="presentation" style:parent-style-name="oms-title" style:list-style-name="L7">
      <style:graphic-properties draw:fill-color="#ffffff" draw:auto-grow-height="true" fo:min-height="3.508cm"/>
    </style:style>
    <style:style style:name="pr15" style:family="presentation" style:parent-style-name="oms-title" style:list-style-name="L7">
      <style:graphic-properties draw:fill-color="#ffffff" draw:auto-grow-height="true" fo:min-height="3.508cm"/>
    </style:style>
    <style:style style:name="pr16" style:family="presentation" style:parent-style-name="oms-title" style:list-style-name="L7">
      <style:graphic-properties draw:fill-color="#ffffff" draw:auto-grow-height="true" fo:min-height="3.508cm"/>
    </style:style>
    <style:style style:name="pr17" style:family="presentation" style:parent-style-name="oms-title" style:list-style-name="L7">
      <style:graphic-properties draw:fill-color="#ffffff" draw:auto-grow-height="true" fo:min-height="3.508cm"/>
    </style:style>
    <style:style style:name="pr18" style:family="presentation" style:parent-style-name="oms-title" style:list-style-name="L7">
      <style:graphic-properties draw:fill-color="#ffffff" draw:auto-grow-height="true" fo:min-height="3.508cm"/>
    </style:style>
    <style:style style:name="pr19" style:family="presentation" style:parent-style-name="oms-title" style:list-style-name="L7">
      <style:graphic-properties draw:fill-color="#ffffff" draw:auto-grow-height="true" fo:min-height="3.508cm"/>
    </style:style>
    <style:style style:name="pr20" style:family="presentation" style:parent-style-name="oms-title" style:list-style-name="L7">
      <style:graphic-properties draw:fill-color="#ffffff" draw:auto-grow-height="true" fo:min-height="3.508cm"/>
    </style:style>
    <style:style style:name="pr21" style:family="presentation" style:parent-style-name="oms-title" style:list-style-name="L7">
      <style:graphic-properties draw:fill-color="#ffffff" draw:auto-grow-height="true" fo:min-height="3.508cm"/>
    </style:style>
    <style:style style:name="pr22" style:family="presentation" style:parent-style-name="oms-title" style:list-style-name="L7">
      <style:graphic-properties draw:fill-color="#ffffff" draw:auto-grow-height="true" fo:min-height="3.508cm"/>
    </style:style>
    <style:style style:name="pr23" style:family="presentation" style:parent-style-name="oms-outline1">
      <style:graphic-properties draw:fill-color="#ffffff" draw:auto-grow-height="true" fo:min-height="3.343cm"/>
    </style:style>
    <style:style style:name="pr24" style:family="presentation" style:parent-style-name="oms-title" style:list-style-name="L7">
      <style:graphic-properties draw:fill-color="#ffffff" draw:auto-grow-height="true" fo:min-height="3.508cm"/>
    </style:style>
    <style:style style:name="pr25" style:family="presentation" style:parent-style-name="oms-title" style:list-style-name="L7">
      <style:graphic-properties draw:fill-color="#ffffff" draw:auto-grow-height="true" fo:min-height="3.508cm"/>
    </style:style>
    <style:style style:name="pr26" style:family="presentation" style:parent-style-name="oms-title" style:list-style-name="L7">
      <style:graphic-properties draw:fill-color="#ffffff" draw:auto-grow-height="true" fo:min-height="3.508cm"/>
    </style:style>
    <style:style style:name="pr27" style:family="presentation" style:parent-style-name="oms-title" style:list-style-name="L7">
      <style:graphic-properties draw:fill-color="#ffffff" draw:auto-grow-height="true" fo:min-height="3.508cm"/>
    </style:style>
    <style:style style:name="pr28" style:family="presentation" style:parent-style-name="oms-title" style:list-style-name="L7">
      <style:graphic-properties draw:fill-color="#ffffff" draw:auto-grow-height="true" fo:min-height="3.508cm"/>
    </style:style>
    <style:style style:name="pr29" style:family="presentation" style:parent-style-name="oms-title" style:list-style-name="L7">
      <style:graphic-properties draw:fill-color="#ffffff" draw:auto-grow-height="true" fo:min-height="3.508cm"/>
    </style:style>
    <style:style style:name="pr30" style:family="presentation" style:parent-style-name="oms-title" style:list-style-name="L7">
      <style:graphic-properties draw:fill-color="#ffffff" draw:auto-grow-height="true" fo:min-height="3.508cm"/>
    </style:style>
    <style:style style:name="pr31" style:family="presentation" style:parent-style-name="oms-title" style:list-style-name="L7">
      <style:graphic-properties draw:fill-color="#ffffff" draw:auto-grow-height="true" fo:min-height="3.508cm"/>
    </style:style>
    <style:style style:name="pr32" style:family="presentation" style:parent-style-name="oms-title" style:list-style-name="L7">
      <style:graphic-properties draw:fill-color="#ffffff" draw:auto-grow-height="true" fo:min-height="3.508cm"/>
    </style:style>
    <style:style style:name="pr33" style:family="presentation" style:parent-style-name="oms-title" style:list-style-name="L7">
      <style:graphic-properties draw:fill-color="#ffffff" draw:auto-grow-height="true" fo:min-height="3.508cm"/>
    </style:style>
    <style:style style:name="pr34" style:family="presentation" style:parent-style-name="oms-title" style:list-style-name="L7">
      <style:graphic-properties draw:fill-color="#ffffff" draw:auto-grow-height="true" fo:min-height="3.508cm"/>
    </style:style>
    <style:style style:name="pr35" style:family="presentation" style:parent-style-name="oms-title" style:list-style-name="L7">
      <style:graphic-properties draw:fill-color="#ffffff" draw:auto-grow-height="true" fo:min-height="3.508cm"/>
    </style:style>
    <style:style style:name="pr36" style:family="presentation" style:parent-style-name="oms-outline1">
      <style:graphic-properties draw:fill="solid" draw:fill-color="#ffff99" draw:auto-grow-height="true" fo:min-height="7.5cm"/>
    </style:style>
    <style:style style:name="pr37" style:family="presentation" style:parent-style-name="oms-title" style:list-style-name="L7">
      <style:graphic-properties draw:fill-color="#ffffff" draw:auto-grow-height="true" fo:min-height="3.508cm"/>
    </style:style>
    <style:style style:name="pr38" style:family="presentation" style:parent-style-name="oms-title" style:list-style-name="L7">
      <style:graphic-properties draw:fill-color="#ffffff" draw:auto-grow-height="true" fo:min-height="3.508cm"/>
    </style:style>
    <style:style style:name="pr39" style:family="presentation" style:parent-style-name="oms-title" style:list-style-name="L7">
      <style:graphic-properties draw:fill-color="#ffffff" draw:auto-grow-height="true" fo:min-height="3.508cm"/>
    </style:style>
    <style:style style:name="pr40" style:family="presentation" style:parent-style-name="oms-title" style:list-style-name="L7">
      <style:graphic-properties draw:fill-color="#ffffff" draw:auto-grow-height="true" fo:min-height="3.508cm"/>
    </style:style>
    <style:style style:name="pr41" style:family="presentation" style:parent-style-name="oms-title">
      <style:graphic-properties draw:fill-color="#ffffff" fo:min-height="3.257cm"/>
    </style:style>
    <style:style style:name="pr42" style:family="presentation" style:parent-style-name="oms-outline1">
      <style:graphic-properties draw:fill-color="#ffffff" fo:min-height="11.8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8" style:family="paragraph">
      <style:paragraph-properties fo:margin-left="1.2cm" fo:margin-right="0cm" text:enable-numbering="false" fo:text-indent="-0.9cm"/>
    </style:style>
    <style:style style:name="P9" style:family="paragraph">
      <style:paragraph-properties fo:margin-left="2.4cm" fo:margin-right="0cm" text:enable-numbering="false" fo:text-indent="-0.8cm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1" style:family="paragraph">
      <style:paragraph-properties fo:margin-left="0cm" fo:margin-right="0cm" text:enable-numbering="false" fo:text-indent="0cm"/>
      <style:text-properties fo:font-size="28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true" fo:text-indent="-0.9cm"/>
      <style:text-properties fo:font-size="32pt"/>
    </style:style>
    <style:style style:name="P14" style:family="paragraph">
      <style:paragraph-properties fo:margin-left="1.2cm" fo:margin-right="0cm" text:enable-numbering="false" fo:text-indent="-0.9cm"/>
      <style:text-properties fo:font-size="24pt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fo:margin-left="0cm" fo:margin-right="0cm" fo:text-indent="0cm"/>
      <style:text-properties fo:color="#dc2300" fo:font-size="22pt" fo:font-weight="bold"/>
    </style:style>
    <style:style style:name="P17" style:family="paragraph">
      <style:paragraph-properties fo:margin-left="3.6cm" fo:margin-right="0cm" text:enable-numbering="false" fo:text-indent="-0.6cm"/>
    </style:style>
    <style:style style:name="P18" style:family="paragraph">
      <style:paragraph-properties fo:margin-left="1.2cm" fo:margin-right="0cm" text:enable-numbering="false" fo:text-indent="-0.9cm"/>
      <style:text-properties fo:font-size="32pt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2.4cm" fo:margin-right="0cm" fo:text-indent="-0.8cm"/>
    </style:style>
    <style:style style:name="P21" style:family="paragraph">
      <style:paragraph-properties fo:margin-left="2.4cm" fo:margin-right="0cm" text:enable-numbering="true" fo:text-indent="-0.8cm"/>
    </style:style>
    <style:style style:name="P22" style:family="paragraph">
      <style:paragraph-properties fo:margin-left="1.2cm" fo:margin-right="0cm" text:enable-numbering="false" fo:text-indent="-0.9cm"/>
      <style:text-properties fo:font-size="28pt"/>
    </style:style>
    <style:style style:name="P23" style:family="paragraph">
      <style:paragraph-properties fo:margin-left="1.2cm" fo:margin-right="0cm" text:enable-numbering="true" fo:text-indent="-0.9cm"/>
      <style:text-properties fo:font-size="36pt"/>
    </style:style>
    <style:style style:name="P24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25" style:family="paragraph">
      <style:paragraph-properties fo:margin-left="1.2cm" fo:margin-right="0cm" text:enable-numbering="true" fo:text-indent="-0.9cm"/>
      <style:text-properties fo:font-size="28pt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weight="bold"/>
    </style:style>
    <style:style style:name="P29" style:family="paragraph">
      <style:paragraph-properties fo:margin-left="1.2cm" fo:margin-right="0cm" text:enable-numbering="true" fo:text-indent="-0.9cm"/>
      <style:text-properties fo:font-size="26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1.2cm" fo:margin-right="0cm" fo:text-indent="-0.9cm"/>
      <style:text-properties fo:font-size="28pt"/>
    </style:style>
    <style:style style:name="P32" style:family="paragraph">
      <style:paragraph-properties fo:margin-left="1.2cm" fo:margin-right="0cm" fo:text-indent="-0.9cm"/>
      <style:text-properties fo:font-size="26pt"/>
    </style:style>
    <style:style style:name="P33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ize="44pt"/>
    </style:style>
    <style:style style:name="T4" style:family="text">
      <style:text-properties fo:font-family="'Bitstream Vera Sans'" style:font-family-generic="swiss" style:font-pitch="variable"/>
    </style:style>
    <style:style style:name="T5" style:family="text">
      <style:text-properties fo:font-size="32pt"/>
    </style:style>
    <style:style style:name="T6" style:family="text">
      <style:text-properties fo:font-family="'Bitstream Vera Sans'" style:font-family-generic="swiss" style:font-pitch="variable" fo:font-size="24pt" fo:font-weight="bold"/>
    </style:style>
    <style:style style:name="T7" style:family="text">
      <style:text-properties fo:font-family="'Bitstream Vera Sans'" style:font-family-generic="swiss" style:font-pitch="variable" fo:font-size="24pt" fo:font-style="italic" fo:font-weight="bold"/>
    </style:style>
    <style:style style:name="T8" style:family="text">
      <style:text-properties fo:font-family="'Bitstream Vera Sans'" style:font-family-generic="swiss" style:font-pitch="variable" fo:font-size="24pt" fo:font-weight="normal"/>
    </style:style>
    <style:style style:name="T9" style:family="text">
      <style:text-properties fo:font-size="24pt"/>
    </style:style>
    <style:style style:name="T10" style:family="text">
      <style:text-properties fo:font-size="24pt" style:text-underline-style="solid" style:text-underline-width="auto" style:text-underline-color="font-color"/>
    </style:style>
    <style:style style:name="T11" style:family="text">
      <style:text-properties fo:font-size="24pt" fo:font-weight="bold"/>
    </style:style>
    <style:style style:name="T12" style:family="text">
      <style:text-properties fo:color="#dc2300" fo:font-size="22pt" fo:font-weight="bold"/>
    </style:style>
    <style:style style:name="T13" style:family="text">
      <style:text-properties fo:font-size="32pt" fo:font-weight="bold"/>
    </style:style>
    <style:style style:name="T14" style:family="text">
      <style:text-properties fo:font-weight="bold"/>
    </style:style>
    <style:style style:name="T15" style:family="text">
      <style:text-properties fo:font-weight="normal"/>
    </style:style>
    <style:style style:name="T16" style:family="text">
      <style:text-properties fo:font-size="28pt"/>
    </style:style>
    <style:style style:name="T17" style:family="text">
      <style:text-properties fo:font-size="26pt" fo:font-weight="normal"/>
    </style:style>
    <style:style style:name="T18" style:family="text">
      <style:text-properties fo:font-size="26pt"/>
    </style:style>
    <style:style style:name="T19" style:family="text">
      <style:text-properties fo:font-size="26pt" fo:font-weight="bold"/>
    </style:style>
    <style:style style:name="T20" style:family="text">
      <style:text-properties fo:font-size="36pt"/>
    </style:style>
    <style:style style:name="T21" style:family="text">
      <style:text-properties fo:font-size="36pt" fo:font-weight="normal"/>
    </style:style>
    <style:style style:name="T22" style:family="text">
      <style:text-properties fo:color="#ff0000" fo:font-family="'Arial Black'" style:font-pitch="variable" fo:font-size="48pt" fo:font-weight="bold"/>
    </style:style>
    <style:style style:name="T23" style:family="text">
      <style:text-properties fo:font-size="28pt" fo:font-weight="bold"/>
    </style:style>
    <style:style style:name="T24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5" style:family="text">
      <style:text-properties fo:font-size="26pt" fo:font-style="italic" fo:font-weight="bold"/>
    </style:style>
    <style:style style:name="T26" style:family="text">
      <style:text-properties fo:font-size="26pt" fo:font-style="normal" fo:font-weight="normal"/>
    </style:style>
    <style:style style:name="T27" style:family="text">
      <style:text-properties fo:font-size="28pt" fo:font-weight="normal"/>
    </style:style>
    <style:style style:name="T28" style:family="text">
      <style:text-properties fo:font-size="28pt" style:text-underline-style="solid" style:text-underline-width="auto" style:text-underline-color="font-color" fo:font-weight="bold"/>
    </style:style>
    <style:style style:name="T29" style:family="text">
      <style:text-properties fo:font-size="28pt" fo:font-style="italic" fo:font-weight="bold"/>
    </style:style>
    <style:style style:name="T30" style:family="text">
      <style:text-properties fo:font-size="18pt"/>
    </style:style>
    <style:style style:name="T31" style:family="text">
      <style:text-properties fo:font-style="italic"/>
    </style:style>
    <style:style style:name="T32" style:family="text">
      <style:text-properties fo:font-style="normal"/>
    </style:style>
    <style:style style:name="T33" style:family="text">
      <style:text-properties fo:font-style="normal" fo:font-weight="bold"/>
    </style:style>
    <style:style style:name="T34" style:family="text">
      <style:text-properties fo:font-style="italic" fo:font-weight="bold"/>
    </style:style>
    <style:style style:name="T35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6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7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8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9" style:family="text">
      <style:text-properties fo:font-size="28pt" fo:font-style="normal"/>
    </style:style>
    <style:style style:name="T40" style:family="text">
      <style:text-properties fo:font-size="28pt" fo:font-style="italic"/>
    </style:style>
    <style:style style:name="T41" style:family="text">
      <style:text-properties fo:font-size="28pt" fo:font-style="normal" fo:font-weight="bold"/>
    </style:style>
    <style:style style:name="T42" style:family="text">
      <style:text-properties fo:font-size="26pt" fo:font-style="normal"/>
    </style:style>
    <style:style style:name="T43" style:family="text">
      <style:text-properties fo:font-size="26pt" fo:font-style="normal" fo:font-weight="bold"/>
    </style:style>
    <style:style style:name="T44" style:family="text">
      <style:text-properties fo:font-size="26pt" fo:font-style="italic"/>
    </style:style>
    <style:style style:name="T45" style:family="text">
      <style:text-properties fo:font-size="24pt" fo:font-style="normal" fo:font-weight="normal"/>
    </style:style>
    <style:style style:name="T46" style:family="text">
      <style:text-properties fo:font-size="24pt" fo:font-style="normal" fo:font-weight="bold"/>
    </style:style>
    <style:style style:name="T47" style:family="text">
      <style:text-properties fo:font-family="'Bitstream Vera Sans Mono'" style:font-family-generic="swiss" style:font-pitch="fixed"/>
    </style:style>
    <style:style style:name="T48" style:family="text">
      <style:text-properties fo:font-style="italic" fo:font-weight="normal"/>
    </style:style>
    <style:style style:name="T49" style:family="text">
      <style:text-properties style:text-position="sub 58%" fo:font-size="28pt" fo:font-style="italic" style:font-size-asian="24pt" style:font-size-complex="24pt"/>
    </style:style>
    <style:style style:name="T50" style:family="text">
      <style:text-properties fo:font-family="'Bitstream Vera Sans Mono'" style:font-family-generic="swiss" style:font-pitch="fixed" fo:font-size="28pt"/>
    </style:style>
    <style:style style:name="T51" style:family="text">
      <style:text-properties fo:color="#dc2300" fo:font-size="28pt"/>
    </style:style>
    <style:style style:name="T52" style:family="text">
      <style:text-properties fo:color="#dc2300" fo:font-size="28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ntro1: MeqTree Basics</presentation:footer-decl>
      <draw:page draw:name="page1" draw:style-name="dp1" draw:master-page-name="oms" presentation:presentation-page-layout-name="AL1T1" presentation:use-footer-name="ftr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4.488cm" svg:x="2.088cm" svg:y="5.891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What's a MeqTree and what's a Timba?</text:p>
              </text:list-item>
            </text:list>
            <text:list text:style-name="L2">
              <text:list-item>
                <text:p text:style-name="P4">Building simple trees</text:p>
              </text:list-item>
            </text:list>
            <text:list text:style-name="L2">
              <text:list-item>
                <text:p text:style-name="P4">Exploring the system</text:p>
              </text:list-item>
            </text:list>
            <text:list text:style-name="L2">
              <text:list-item>
                <text:p text:style-name="P4">Working with Measurement Sets</text:p>
              </text:list-item>
            </text:list>
            <text:list text:style-name="L2">
              <text:list-item>
                <text:p text:style-name="P4">Generally messing about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Measurement Equations</text:p>
              </text:list-item>
            </text:list>
            <text:list text:style-name="L2">
              <text:list-item>
                <text:p text:style-name="P4">Simulations</text:p>
              </text:list-item>
            </text:list>
            <text:list text:style-name="L2">
              <text:list-item>
                <text:p text:style-name="P4">The Meaning Of Life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2T19" presentation:use-footer-name="ftr1">
        <draw:frame presentation:style-name="pr1" draw:text-style-name="P7" draw:layer="layout" svg:width="23.912cm" svg:height="3.625cm" svg:x="2.058cm" svg:y="1.485cm" presentation:class="title" presentation:user-transformed="true">
          <draw:text-box>
            <text:p text:style-name="P6"><text:span text:style-name="T3">System Issues?</text:span><text:span text:style-name="T3"><text:line-break/></text:span><text:span text:style-name="T3">Impossible!</text:span></text:p>
          </draw:text-box>
        </draw:frame>
        <draw:frame presentation:style-name="pr4" draw:text-style-name="P10" draw:layer="layout" svg:width="26cm" svg:height="13.231cm" svg:x="1.545cm" svg:y="6.363cm" presentation:class="outline" presentation:user-transformed="true">
          <draw:text-box>
            <text:list text:style-name="L2">
              <text:list-item>
                <text:p text:style-name="P8"><text:span text:style-name="T4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4">[ <text:s/>1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[17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[ <text:s/>3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4">[ <text:s/>0] I'm Linus Torvalds 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23.912cm" svg:height="6.731cm" svg:x="2.5cm" svg:y="13.769cm" presentation:class="outline" presentation:user-transformed="true">
          <draw:text-box>
            <text:p text:style-name="P19"/>
          </draw:text-box>
        </draw:frame>
        <draw:frame presentation:style-name="pr6" draw:text-style-name="P11" draw:layer="layout" svg:width="25.366cm" svg:height="5.173cm" svg:x="2.088cm" svg:y="14.181cm" presentation:class="outline" presentation:user-transformed="true">
          <draw:text-box>
            <text:p text:style-name="P19"/>
          </draw:text-box>
        </draw:frame>
        <draw:frame presentation:style-name="pr7" draw:text-style-name="P13" draw:layer="layout" svg:width="25.366cm" svg:height="5.455cm" svg:x="1.454cm" svg:y="14.454cm" presentation:class="outline" presentation:user-transformed="true">
          <draw:text-box>
            <text:list text:style-name="L2">
              <text:list-item>
                <text:p text:style-name="P12"><text:span text:style-name="T5">If you have any problems, just ask any of the 3 guys up there for help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3T3" presentation:use-footer-name="ftr1">
        <draw:frame presentation:style-name="pr8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9" draw:text-style-name="P14" draw:layer="layout" svg:width="11.214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6">$ slogin -X </text:span><text:span text:style-name="T7">yourhost</text:span><text:span text:style-name="T6">.astron.nl</text:span></text:p>
              </text:list-item>
            </text:list>
            <text:list text:style-name="L2">
              <text:list-item>
                <text:p text:style-name="P8"><text:span text:style-name="T6">...</text:span></text:p>
              </text:list-item>
            </text:list>
            <text:list text:style-name="L2">
              <text:list-item>
                <text:p text:style-name="P8"><text:span text:style-name="T6">$ xclock <text:s/></text:span><text:span text:style-name="T8"># just to test X</text:span></text:p>
              </text:list-item>
            </text:list>
            <text:list text:style-name="L2">
              <text:list-item>
                <text:p text:style-name="P8"><text:span text:style-name="T6">$ cd Workshop2007</text:span></text:p>
              </text:list-item>
            </text:list>
            <text:list text:style-name="L2">
              <text:list-item>
                <text:p text:style-name="P8"><text:span text:style-name="T6">$ svn up</text:span></text:p>
              </text:list-item>
            </text:list>
            <text:list text:style-name="L2">
              <text:list-item>
                <text:p text:style-name="P8"><text:span text:style-name="T6">$ cd Intro1</text:span></text:p>
              </text:list-item>
            </text:list>
            <text:list text:style-name="L2">
              <text:list-item>
                <text:p text:style-name="P8"><text:span text:style-name="T6">$ meqbrowser.py</text:span></text:p>
              </text:list-item>
            </text:list>
            <text:list text:style-name="L2">
              <text:list-item>
                <text:p text:style-name="P8"><text:span text:style-name="T6"/></text:p>
              </text:list-item>
            </text:list>
            <text:list text:style-name="L2">
              <text:list-item>
                <text:p text:style-name="P8"><text:span text:style-name="T9"/></text:p>
              </text:list-item>
            </text:list>
          </draw:text-box>
        </draw:frame>
        <draw:frame presentation:style-name="pr10" draw:text-style-name="P15" draw:layer="layout" svg:width="14.273cm" svg:height="13.805cm" svg:x="13.363cm" svg:y="5.4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9"><text:span text:style-name="T10">Your host i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0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1">birch</text:span><text:span text:style-name="T9">: oosterlo/boomstra kemper/vjelic rnijboer/hamaker bemmel/jmiller</text:span></text:p>
              </text:list-item>
            </text:list>
            <text:list text:style-name="L2">
              <text:list-item>
                <text:p text:style-name="P8"><text:span text:style-name="T11">lofar9</text:span><text:span text:style-name="T9">: omar/mohan brentjens/vogt</text:span></text:p>
              </text:list-item>
            </text:list>
            <text:list text:style-name="L2">
              <text:list-item>
                <text:p text:style-name="P8"><text:span text:style-name="T11">lofar10</text:span><text:span text:style-name="T9">: bernardi/pandey panos/thomas</text:span></text:p>
              </text:list-item>
            </text:list>
            <text:list text:style-name="L2">
              <text:list-item>
                <text:p text:style-name="P8"><text:span text:style-name="T11">cedar</text:span><text:span text:style-name="T9">: butcher/strom rottgeri/usov ger/saleem</text:span></text:p>
              </text:list-item>
            </text:list>
            <text:list text:style-name="L2">
              <text:list-item>
                <text:p text:style-name="P8"><text:span text:style-name="T11">jop01</text:span><text:span text:style-name="T9"> (10.87.10.1): reynolds/sundaram loose/zwieten</text:span></text:p>
              </text:list-item>
            </text:list>
          </draw:text-box>
        </draw:frame>
        <draw:frame draw:style-name="gr2" draw:text-style-name="P16" draw:layer="layout" svg:width="26.182cm" svg:height="1.153cm" svg:x="1.545cm" svg:y="19.363cm">
          <draw:text-box>
            <text:p text:style-name="P16"><text:span text:style-name="T12">Please change password both on your host and on lofar9!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</text:p>
          </draw:text-box>
        </draw:frame>
        <draw:frame presentation:style-name="pr2" draw:text-style-name="P18" draw:layer="layout" svg:width="25.909cm" svg:height="13.231cm" svg:x="1.545cm" svg:y="6.363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5"><text:s text:c="2"/></text:span><text:span text:style-name="T5">9:00 ~ 10:30 <text:s/></text:span><text:span text:style-name="T13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5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5">11:00 ~ 12:30 <text:s/></text:span><text:span text:style-name="T13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5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5">13:30 ~ 15:30 <text:s/></text:span><text:span text:style-name="T13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5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5">16:00 ~ 17:30 <text:s/></text:span><text:span text:style-name="T13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<text:span text:style-name="T5">17:30 ~ <text:s text:c="2"/>9:30 <text:s/>beer &amp; homework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pecial Events, Week 1</text:p>
          </draw:text-box>
        </draw:frame>
        <draw:frame presentation:style-name="pr2" draw:text-style-name="P19" draw:layer="layout" svg:width="23.912cm" svg:height="13.231cm" svg:x="2.058cm" svg:y="5.838cm" presentation:class="outline">
          <draw:text-box>
            <text:list text:style-name="L2">
              <text:list-item>
                <text:p text:style-name="P19"><text:span text:style-name="T14">Tuesday </text:span><text:span text:style-name="T15">19:00</text:span><text:span text:style-name="T15"><text:line-break/></text:span><text:span text:style-name="T15">Workshop dinner in Dwingeloo</text:span></text:p>
              </text:list-item>
            </text:list>
            <text:list text:style-name="L2">
              <text:list-item>
                <text:p text:style-name="P19"><text:span text:style-name="T14">Wednesday</text:span> 20:00<text:line-break/>Bridge, world politics &amp; cross-cultural alcohol tasting</text:p>
              </text:list-item>
            </text:list>
            <text:list text:style-name="L2">
              <text:list-item>
                <text:list>
                  <text:list-item>
                    <text:p text:style-name="P20">no prior skills required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14">Friday</text:span> 17:00<text:line-break/>Indoor football</text:p>
              </text:list-item>
            </text:list>
            <text:list text:style-name="L2">
              <text:list-item>
                <text:list>
                  <text:list-item>
                    <text:p text:style-name="P20">prior skills not encourag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indoor (non-marking) shoes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1" draw:text-style-name="P1" draw:layer="layout" svg:width="23.912cm" svg:height="3.508cm" svg:x="2.058cm" svg:y="1.542cm" presentation:class="title" presentation:user-transformed="true">
          <draw:text-box>
            <text:p text:style-name="P1">General Structure II</text:p>
          </draw:text-box>
        </draw:frame>
        <draw:frame presentation:style-name="pr2" draw:text-style-name="P22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2"><text:span text:style-name="T16">During each session, presentations will be interspersed with demos, which you run via your laptops..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7">PLEASE</text:span><text:span text:style-name="T18"> only </text:span><text:span text:style-name="T19">ONE</text:span><text:span text:style-name="T18"> running demo per team (use either login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6">...and occasional exercises, which teams do on their own</text:span></text:p>
              </text:list-item>
            </text:list>
            <text:list text:style-name="L2">
              <text:list-item>
                <text:p text:style-name="P12"><text:span text:style-name="T16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9">no questions impli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12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13" draw:text-style-name="P23" draw:layer="layout" svg:width="23.912cm" svg:height="14.781cm" svg:x="2.09cm" svg:y="5.727cm" presentation:class="outline" presentation:user-transformed="true">
          <draw:text-box>
            <text:list text:style-name="L2">
              <text:list-item>
                <text:p text:style-name="P12"><text:span text:style-name="T20">“</text:span><text:span text:style-name="T20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2"><text:span text:style-name="T20">“</text:span><text:span text:style-name="T20">...a model construction and fitting toolkit...”</text:span></text:p>
              </text:list-item>
            </text:list>
            <text:list text:style-name="L2">
              <text:list-item>
                <text:p text:style-name="P12"><text:span text:style-name="T20">“</text:span><text:span text:style-name="T20">A module, not a package...”</text:span></text:p>
              </text:list-item>
            </text:list>
            <text:list text:style-name="L2">
              <text:list-item>
                <text:p text:style-name="P12"><text:span text:style-name="T20">“</text:span><text:span text:style-name="T20">The light at the end of the tunnel...”</text:span></text:p>
              </text:list-item>
            </text:list>
            <text:list text:style-name="L2">
              <text:list-item>
                <text:p text:style-name="P12"><text:span text:style-name="T21">Mathlab for perverts</text:span></text:p>
              </text:list-item>
            </text:list>
          </draw:text-box>
        </draw:frame>
        <draw:rect draw:style-name="gr3" draw:text-style-name="P24" draw:id="id12" draw:layer="layout" svg:width="25.544cm" svg:height="3.454cm" draw:transform="rotate (0.508588944031052) translate (1.454cm 16.166cm)">
          <text:p text:style-name="P1"><text:span text:style-name="T22">RESISTANCE IS FUTILE!</text:span></text:p>
        </draw:rect>
        <draw:rect draw:style-name="gr3" draw:text-style-name="P24" draw:id="id13" draw:layer="layout" svg:width="25.544cm" svg:height="3.454cm" draw:transform="rotate (0.508588944031052) translate (3.461cm 19.255cm)">
          <text:p text:style-name="P1"><text:span text:style-name="T22">RESISTANCE IS FUTILE!</text:span></text:p>
        </draw:rect>
        <draw:rect draw:style-name="gr3" draw:text-style-name="P24" draw:id="id14" draw:layer="layout" svg:width="25.544cm" svg:height="3.454cm" draw:transform="rotate (0.508588944031052) translate (1.09cm 12.346cm)">
          <text:p text:style-name="P1"><text:span text:style-name="T22">RESISTANCE IS FUTILE!</text:span></text:p>
        </draw:rect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4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25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6">In a nutshell, you build </text:span><text:span text:style-name="T23">MeqTrees</text:span><text:span text:style-name="T16"> to evaluate mathematical expressions.</text:span></text:p>
              </text:list-item>
            </text:list>
            <text:list text:style-name="L2">
              <text:list-item>
                <text:p text:style-name="P12"><text:span text:style-name="T16">Today, we're going to keep it simple and play with basic things.</text:span></text:p>
              </text:list-item>
            </text:list>
            <text:list text:style-name="L2">
              <text:list-item>
                <text:p text:style-name="P12"><text:span text:style-name="T16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2"><text:span text:style-name="T16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2"><text:span text:style-name="T16">...but be patient, by tomorrow these will turn into complex radioastronomical simulation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15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Any mathematical expression can be represented by a tree.</text:p>
              </text:list-item>
            </text:list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7" draw:id="id9" draw:layer="layout" svg:width="2.396cm" svg:height="1.09cm" svg:x="6.604cm" svg:y="17.181cm">
          <text:p text:style-name="P26"><text:span text:style-name="T24">α</text:span></text:p>
        </draw:rect>
        <draw:rect draw:style-name="gr5" draw:text-style-name="P28" draw:id="id10" draw:layer="layout" svg:width="2.396cm" svg:height="1.09cm" svg:x="8.876cm" svg:y="19.181cm">
          <text:p text:style-name="P26"><text:span text:style-name="T14">*</text:span></text:p>
        </draw:rect>
        <draw:rect draw:style-name="gr5" draw:text-style-name="P27" draw:id="id8" draw:layer="layout" svg:width="2.396cm" svg:height="1.09cm" svg:x="11.24cm" svg:y="17.182cm">
          <text:p text:style-name="P26">sin</text:p>
        </draw:rect>
        <draw:rect draw:style-name="gr5" draw:text-style-name="P27" draw:layer="layout" svg:width="2.396cm" svg:height="1.09cm" svg:x="4.454cm" svg:y="11.273cm">
          <text:p text:style-name="P26">b</text:p>
        </draw:rect>
        <draw:rect draw:style-name="gr5" draw:text-style-name="P27" draw:layer="layout" svg:width="2.396cm" svg:height="1.09cm" svg:x="7.876cm" svg:y="11.273cm">
          <text:p text:style-name="P26">x</text:p>
        </draw:rect>
        <draw:rect draw:style-name="gr5" draw:text-style-name="P28" draw:id="id2" draw:layer="layout" svg:width="2.396cm" svg:height="1.09cm" svg:x="6.239cm" svg:y="13.183cm">
          <text:p text:style-name="P26"><text:span text:style-name="T14">*</text:span></text:p>
        </draw:rect>
        <draw:rect draw:style-name="gr5" draw:text-style-name="P27" draw:id="id1" draw:layer="layout" svg:width="2.396cm" svg:height="1.09cm" svg:x="4.454cm" svg:y="11.274cm">
          <text:p text:style-name="P26">b</text:p>
        </draw:rect>
        <draw:rect draw:style-name="gr5" draw:text-style-name="P27" draw:id="id3" draw:layer="layout" svg:width="2.396cm" svg:height="1.09cm" svg:x="7.876cm" svg:y="11.274cm">
          <text:p text:style-name="P26">x</text:p>
        </draw:rect>
        <draw:rect draw:style-name="gr5" draw:text-style-name="P27" draw:layer="layout" svg:width="2.396cm" svg:height="1.09cm" svg:x="11.636cm" svg:y="11.272cm">
          <text:p text:style-name="P26">b</text:p>
        </draw:rect>
        <draw:rect draw:style-name="gr5" draw:text-style-name="P27" draw:layer="layout" svg:width="2.396cm" svg:height="1.09cm" svg:x="15.058cm" svg:y="11.272cm">
          <text:p text:style-name="P26">x</text:p>
        </draw:rect>
        <draw:rect draw:style-name="gr5" draw:text-style-name="P28" draw:id="id5" draw:layer="layout" svg:width="2.396cm" svg:height="1.09cm" svg:x="13.545cm" svg:y="13.182cm">
          <text:p text:style-name="P26"><text:span text:style-name="T14">*</text:span></text:p>
        </draw:rect>
        <draw:rect draw:style-name="gr5" draw:text-style-name="P27" draw:id="id4" draw:layer="layout" svg:width="2.396cm" svg:height="1.09cm" svg:x="11.636cm" svg:y="11.273cm">
          <text:p text:style-name="P26">c</text:p>
        </draw:rect>
        <draw:rect draw:style-name="gr5" draw:text-style-name="P27" draw:id="id6" draw:layer="layout" svg:width="2.396cm" svg:height="1.09cm" svg:x="15.058cm" svg:y="11.273cm">
          <text:p text:style-name="P26">y</text:p>
        </draw:rect>
        <draw:rect draw:style-name="gr5" draw:text-style-name="P27" draw:id="id7" draw:layer="layout" svg:width="2.396cm" svg:height="1.09cm" svg:x="11.24cm" svg:y="15.404cm">
          <text:p text:style-name="P26">+</text:p>
        </draw:rect>
        <draw:connector draw:style-name="gr6" draw:text-style-name="P27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7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7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7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7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7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7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7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7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7" draw:id="id11" draw:layer="layout" svg:width="2.396cm" svg:height="1.09cm" svg:x="17.909cm" svg:y="13.182cm">
          <text:p text:style-name="P26">1</text:p>
        </draw:rect>
        <draw:connector draw:style-name="gr6" draw:text-style-name="P27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16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29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18">A single tree element is a </text:span><text:span text:style-name="T25">node</text:span><text:span text:style-name="T18">.</text:span></text:p>
              </text:list-item>
            </text:list>
            <text:list text:style-name="L2">
              <text:list-item>
                <text:p text:style-name="P12"><text:span text:style-name="T18">A </text:span><text:span text:style-name="T25">parent</text:span><text:span text:style-name="T18"> node operates on its </text:span><text:span text:style-name="T25">child</text:span><text:span text:style-name="T18"> nodes.</text:span></text:p>
              </text:list-item>
            </text:list>
            <text:list text:style-name="L2">
              <text:list-item>
                <text:p text:style-name="P12"><text:span text:style-name="T18">A node belongs to a </text:span><text:span text:style-name="T25">class.</text:span><text:span text:style-name="T26"> This determines the kind of</text:span><text:span text:style-name="T18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e.g.: </text:span><text:span text:style-name="T19">Add</text:span><text:span text:style-name="T18">, </text:span><text:span text:style-name="T19">Multiply</text:span><text:span text:style-name="T18">, </text:span><text:span text:style-name="T19">Sin</text:span><text:span text:style-name="T18">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8">A </text:span><text:span text:style-name="T25">leaf</text:span><text:span text:style-name="T18"> node has no children (“top” of tree)</text:span></text:p>
              </text:list-item>
            </text:list>
            <text:list text:style-name="L2">
              <text:list-item>
                <text:p text:style-name="P12"><text:span text:style-name="T18">A </text:span><text:span text:style-name="T25">root</text:span><text:span text:style-name="T18"> node has no parents (“bottom” of tree)</text:span></text:p>
              </text:list-item>
            </text:list>
            <text:list text:style-name="L2">
              <text:list-item>
                <text:p text:style-name="P12"><text:span text:style-name="T18">A </text:span><text:span text:style-name="T25">subtree</text:span><text:span text:style-name="T18"> is any complete part of a tree, rooted at a specific node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8">a subtree evaluates some compound function of its leaf nodes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18">A </text:span><text:span text:style-name="T25">forest</text:span><text:span text:style-name="T18"> has many (1+) tre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7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4">cd Workshop2007/Intro1</text:span></text:p>
              </text:list-item>
            </text:list>
            <text:list text:style-name="L2">
              <text:list-item>
                <text:p text:style-name="P8"><text:span text:style-name="T14"/></text:p>
              </text:list-item>
            </text:list>
            <text:list text:style-name="L2">
              <text:list-item>
                <text:p text:style-name="P12">Run <text:span text:style-name="T14">meqbrowser.py</text:span>, press “OK” to “connect to a kernel”.</text:p>
              </text:list-item>
            </text:list>
            <text:list text:style-name="L2">
              <text:list-item>
                <text:p text:style-name="P12">From the menu, choose “TDL | Load &amp; compile TDL script” (or just press Ctrl+T).</text:p>
              </text:list-item>
            </text:list>
            <text:list text:style-name="L2">
              <text:list-item>
                <text:p text:style-name="P12">Select <text:span text:style-name="T14">demo1-first-tree.py</text:span></text:p>
              </text:list-item>
            </text:list>
            <text:list text:style-name="L2">
              <text:list-item>
                <text:p text:style-name="P12"><text:span text:style-name="T15">Observe.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8" draw:text-style-name="P1" draw:layer="layout" svg:width="23.912cm" svg:height="3.625cm" svg:x="2.058cm" svg:y="1.484cm" presentation:class="title">
          <draw:text-box>
            <text:p text:style-name="P1">MeqBrowser and MeqKernel</text:p>
          </draw:text-box>
        </draw:frame>
        <draw:frame presentation:style-name="pr2" draw:text-style-name="P25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27">The GUI you're looking at is called the meqbrowser</text:span></text:p>
              </text:list-item>
            </text:list>
            <text:list text:style-name="L2">
              <text:list-item>
                <text:p text:style-name="P12"><text:span text:style-name="T27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7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7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7">...according to commands from a </text:span><text:span text:style-name="T23">TDL </text:span><text:span text:style-name="T27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7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7">The browser provides a graphical representation of the trees in the kernel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draw:frame presentation:style-name="pr19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25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2"><text:span text:style-name="T23">T</text:span><text:span text:style-name="T27">ree </text:span><text:span text:style-name="T23">D</text:span><text:span text:style-name="T27">efinition </text:span><text:span text:style-name="T23">L</text:span><text:span text:style-name="T27">anguage</text:span></text:p>
              </text:list-item>
            </text:list>
            <text:list text:style-name="L2">
              <text:list-item>
                <text:p text:style-name="P12"><text:span text:style-name="T27">TDL is Python</text:span></text:p>
              </text:list-item>
            </text:list>
            <text:list text:style-name="L2">
              <text:list-item>
                <text:p text:style-name="P12"><text:span text:style-name="T27">...with some “magic” objects for </text:span><text:span text:style-name="T28">declaring</text:span><text:span text:style-name="T27"> trees.</text:span></text:p>
              </text:list-item>
            </text:list>
            <text:list text:style-name="L2">
              <text:list-item>
                <text:p text:style-name="P12"><text:span text:style-name="T27">ns.xxx </text:span><text:span text:style-name="T29">declares</text:span><text:span text:style-name="T27"> a node named “xxx”</text:span></text:p>
              </text:list-item>
            </text:list>
            <text:list text:style-name="L2">
              <text:list-item>
                <text:p text:style-name="P12"><text:span text:style-name="T27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27">this is not the same thing as their </text:span><text:span text:style-name="T29">class</text:span><text:span text:style-name="T27">!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27">(ns.xxx &lt;&lt; ...) </text:span><text:span text:style-name="T29">binds</text:span><text:span text:style-name="T27"> the named node to a definition of what that node is and does.</text:span></text:p>
              </text:list-item>
            </text:list>
            <text:list text:style-name="L2">
              <text:list-item>
                <text:p text:style-name="P12"><text:span text:style-name="T27">TDL provides shortcuts for implicit naming and binding of intermediate node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20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19" draw:layer="layout" svg:width="23.912cm" svg:height="13.231cm" svg:x="2.058cm" svg:y="5.838cm" presentation:class="outline">
          <draw:text-box>
            <text:list text:style-name="L2">
              <text:list-item>
                <text:p text:style-name="P19">From the “TDL Exec” drop-down, choose “test forest”</text:p>
              </text:list-item>
            </text:list>
            <text:list text:style-name="L2">
              <text:list-item>
                <text:p text:style-name="P19">Observe...</text:p>
              </text:list-item>
            </text:list>
            <text:list text:style-name="L2">
              <text:list-item>
                <text:p text:style-name="P19">From the “Bookmarks” menu, select “result of 'f'”</text:p>
              </text:list-item>
            </text:list>
            <text:list text:style-name="L2">
              <text:list-item>
                <text:p text:style-name="P19">Observe...</text:p>
              </text:list-item>
            </text:list>
            <text:list text:style-name="L2">
              <text:list-item>
                <text:p text:style-name="P19">A long way to go for a simple answer...</text:p>
              </text:list-item>
            </text:list>
          </draw:text-box>
        </draw:frame>
        <draw:frame draw:style-name="gr7" draw:text-style-name="P30" draw:layer="layout" svg:width="3.965cm" svg:height="1.235cm" svg:x="0.896cm" svg:y="0.311cm">
          <draw:text-box>
            <text:p text:style-name="P1"><text:span text:style-name="T30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3" draw:text-style-name="P1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draw:frame presentation:style-name="pr2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19" draw:layer="layout" svg:width="23.912cm" svg:height="13.231cm" svg:x="2.058cm" svg:y="5.838cm" presentation:class="outline">
          <draw:text-box>
            <text:list text:style-name="L2">
              <text:list-item>
                <text:p text:style-name="P19">Load <text:span text:style-name="T4">demo2-improved-tree.py</text:span>.</text:p>
              </text:list-item>
            </text:list>
            <text:list text:style-name="L2">
              <text:list-item>
                <text:p text:style-name="P19">Execute “test forest”</text:p>
              </text:list-item>
            </text:list>
            <text:list text:style-name="L2">
              <text:list-item>
                <text:p text:style-name="P19">Look at Bookmarks | Result of 'f'.</text:p>
              </text:list-item>
            </text:list>
            <text:list text:style-name="L2">
              <text:list-item>
                <text:p text:style-name="P19">And Bookmarks | Result of 'f1'</text:p>
              </text:list-item>
            </text:list>
            <text:list text:style-name="L2">
              <text:list-item>
                <text:p text:style-name="P19">Observe the difference...</text:p>
              </text:list-item>
            </text:list>
            <text:list text:style-name="L2">
              <text:list-item>
                <text:p text:style-name="P19">The crucial difference are the <text:span text:style-name="T14">Meq.Time</text:span> and <text:span text:style-name="T14">Meq.Freq</text:span> nodes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draw:frame presentation:style-name="pr22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23" draw:text-style-name="P19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19">MeqTrees are designed for evaluating <text:span text:style-name="T31">functions, </text:span><text:span text:style-name="T32">not just single scalars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24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23" draw:text-style-name="P19" draw:layer="layout" svg:width="23.912cm" svg:height="11.004cm" svg:x="1.906cm" svg:y="5.657cm" presentation:class="outline" presentation:user-transformed="true">
          <draw:text-box>
            <text:list text:style-name="L2">
              <text:list-item>
                <text:p text:style-name="P19"><text:span text:style-name="T32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2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2">images are functions of </text:span><text:span text:style-name="T31">l,m</text:span><text:span text:style-name="T32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2">the Fourier Transform turns a function of </text:span><text:span text:style-name="T31">l,m</text:span><text:span text:style-name="T32"> into a function of </text:span><text:span text:style-name="T31">u,v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2">Numerically, we represent a function by a set of values on some grid</text:span></text:p>
              </text:list-item>
            </text:list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25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23" draw:text-style-name="P19" draw:layer="layout" svg:width="23.912cm" svg:height="13.171cm" svg:x="1.906cm" svg:y="5.657cm" presentation:class="outline" presentation:user-transformed="true">
          <draw:text-box>
            <text:list text:style-name="L2">
              <text:list-item>
                <text:p text:style-name="P19"><text:span text:style-name="T32">Numerical code is often filled with </text:span><text:span text:style-name="T33">for</text:span><text:span text:style-name="T32"> statements iterating over grids...</text:span></text:p>
              </text:list-item>
            </text:list>
            <text:list text:style-name="L2">
              <text:list-item>
                <text:p text:style-name="P19"><text:span text:style-name="T32">With MeqTrees, you instead build up a compound function (</text:span><text:span text:style-name="T31">f</text:span><text:span text:style-name="T32">) from its constituent parts...</text:span></text:p>
              </text:list-item>
            </text:list>
            <text:list text:style-name="L2">
              <text:list-item>
                <text:p text:style-name="P19"><text:span text:style-name="T32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2"><text:span text:style-name="T32">This happens at every level of the tree – every subtree can be considered to represent some func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26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23" draw:text-style-name="P19" draw:layer="layout" svg:width="25.275cm" svg:height="14.054cm" svg:x="1.906cm" svg:y="5.657cm" presentation:class="outline" presentation:user-transformed="true">
          <draw:text-box>
            <text:list text:style-name="L2">
              <text:list-item>
                <text:p text:style-name="P19"><text:span text:style-name="T32">Look at </text:span><text:span text:style-name="T33">_test_forest</text:span></text:p>
              </text:list-item>
            </text:list>
            <text:list text:style-name="L2">
              <text:list-item>
                <text:p text:style-name="P19"><text:span text:style-name="T32">First we make a </text:span><text:span text:style-name="T34">domain</text:span><text:span text:style-name="T32"> object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2">here we use </text:span><text:span text:style-name="T31">t </text:span><text:span text:style-name="T32">and </text:span><text:span text:style-name="T35"></text:span><text:span text:style-name="T36"> </text:span><text:span text:style-name="T32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37">Then, we make a </text:span><text:span text:style-name="T38">cells</text:span><text:span text:style-name="T37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7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32">Then, we put the cells into a </text:span><text:span text:style-name="T34">request</text:span><text:span text:style-name="T32">.</text:span></text:p>
              </text:list-item>
            </text:list>
            <text:list text:style-name="L2">
              <text:list-item>
                <text:p text:style-name="P19"><text:span text:style-name="T32">We </text:span><text:span text:style-name="T34">execute</text:span><text:span text:style-name="T32"> the root node with the given request.</text:span></text:p>
              </text:list-item>
            </text:list>
            <text:list text:style-name="L2">
              <text:list-item>
                <text:p text:style-name="P19"><text:span text:style-name="T32">Try changing the grid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27" draw:text-style-name="P1" draw:layer="layout" svg:width="23.912cm" svg:height="3.508cm" svg:x="2.058cm" svg:y="1.543cm" presentation:class="title">
          <draw:text-box>
            <text:p text:style-name="P1">Exercise 1: Basic Trees </text:p>
          </draw:text-box>
        </draw:frame>
        <draw:frame presentation:style-name="pr23" draw:text-style-name="P19" draw:layer="layout" svg:width="25.548cm" svg:height="6.586cm" svg:x="1.818cm" svg:y="13.564cm" presentation:class="outline" presentation:user-transformed="true">
          <draw:text-box>
            <text:list text:style-name="L2">
              <text:list-item>
                <text:p text:style-name="P19"><text:span text:style-name="T32">Implement tree for </text:span><text:span text:style-name="T31">f</text:span><text:span text:style-name="T32"> above (use demo2 as starting point)</text:span></text:p>
              </text:list-item>
            </text:list>
            <text:list text:style-name="L2">
              <text:list-item>
                <text:p text:style-name="P19"><text:span text:style-name="T32">Evaluate over a 100x100 grid, with time/freq from [-30,30]</text:span></text:p>
              </text:list-item>
            </text:list>
            <text:list text:style-name="L2">
              <text:list-item>
                <text:p text:style-name="P19"><text:span text:style-name="T32">Plot results &amp; cross-sections</text:span></text:p>
              </text:list-item>
            </text:list>
          </draw:text-box>
        </draw:frame>
        <draw:frame draw:style-name="gr4" draw:layer="layout" svg:width="14.712cm" svg:height="6.208cm" svg:x="6.651cm" svg:y="5.8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28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23" draw:text-style-name="P31" draw:layer="layout" svg:width="25.548cm" svg:height="13.765cm" svg:x="1.906cm" svg:y="5.657cm" presentation:class="outline" presentation:user-transformed="true">
          <draw:text-box>
            <text:list text:style-name="L2">
              <text:list-item>
                <text:p text:style-name="P19"><text:span text:style-name="T39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9">If it has children, it sends the request up to its children (by calling </text:span><text:span text:style-name="T40">their</text:span><text:span text:style-name="T39"> execute())</text:span></text:p>
              </text:list-item>
            </text:list>
            <text:list text:style-name="L2">
              <text:list-item>
                <text:p text:style-name="P12"><text:span text:style-name="T39">A leaf node (Freq, Time, Constant) can </text:span><text:span text:style-name="T40">evaluate</text:span><text:span text:style-name="T39"> a request directly and return a </text:span><text:span text:style-name="T29">result</text:span><text:span text:style-name="T39">.</text:span></text:p>
              </text:list-item>
            </text:list>
            <text:list text:style-name="L2">
              <text:list-item>
                <text:p text:style-name="P12"><text:span text:style-name="T39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29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23" draw:text-style-name="P31" draw:layer="layout" svg:width="24.912cm" svg:height="11.471cm" svg:x="1.997cm" svg:y="6.544cm" presentation:class="outline" presentation:user-transformed="true">
          <draw:text-box>
            <text:list text:style-name="L2">
              <text:list-item>
                <text:p text:style-name="P19"><text:span text:style-name="T39">Each node has a </text:span><text:span text:style-name="T40">state record</text:span><text:span text:style-name="T39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19"><text:span text:style-name="T39">The </text:span><text:span text:style-name="T41">request</text:span><text:span text:style-name="T39"> field contains the most recently executed request.</text:span></text:p>
              </text:list-item>
            </text:list>
            <text:list text:style-name="L2">
              <text:list-item>
                <text:p text:style-name="P19"><text:span text:style-name="T39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1">request.cells</text:span><text:span text:style-name="T39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39">also the domain, cell sizes, and other stuff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30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8" draw:text-style-name="P19" draw:layer="layout" svg:width="25.909cm" svg:height="15.162cm" svg:x="1.545cm" svg:y="5.363cm">
          <draw:text-box>
            <text:list text:style-name="L4">
              <text:list-item>
                <text:list>
                  <text:list-item>
                    <text:p text:style-name="P19"><text:span text:style-name="T41">cache.result</text:span><text:span text:style-name="T39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39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39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0"><text:span text:style-name="T39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9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1"><text:span text:style-name="T39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39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3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23" draw:text-style-name="P32" draw:layer="layout" svg:width="25.093cm" svg:height="11.414cm" svg:x="1.997cm" svg:y="6.059cm" presentation:class="outline" presentation:user-transformed="true">
          <draw:text-box>
            <text:list text:style-name="L2">
              <text:list-item>
                <text:p text:style-name="P19"><text:span text:style-name="T42">A </text:span><text:span text:style-name="T43">Result</text:span><text:span text:style-name="T42"> object represents a real or complex-valued function on an </text:span><text:span text:style-name="T44">N-</text:span><text:span text:style-name="T42">dimensional real grid.</text:span></text:p>
              </text:list-item>
            </text:list>
            <text:list text:style-name="L2">
              <text:list-item>
                <text:p text:style-name="P19"><text:span text:style-name="T42">It contains a copy of the </text:span><text:span text:style-name="T43">Cells</text:span><text:span text:style-name="T26">, giving the grid.</text:span></text:p>
              </text:list-item>
            </text:list>
            <text:list text:style-name="L2">
              <text:list-item>
                <text:p text:style-name="P19"><text:span text:style-name="T26">The function value is found inside a </text:span><text:span text:style-name="T43">VellSet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45">as </text:span><text:span text:style-name="T46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5">the value is a </text:span><text:span text:style-name="T46">Vells</text:span><text:span text:style-name="T45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45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42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4" draw:layer="layout" svg:width="15.005cm" svg:height="1.472cm" svg:x="11.995cm" svg:y="18.1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32" draw:text-style-name="P1" draw:layer="layout" svg:width="23.912cm" svg:height="3.625cm" svg:x="2.058cm" svg:y="1.484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31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9"><text:span text:style-name="T16">SKA source subtraction requires 47 million laptops (J. Bregman):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16">SKA a contributor to global warming? 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16">Redundant computations and redundant information should therefore be avoided as much as possible</text:span></text:p>
              </text:list-item>
            </text:list>
            <text:list text:style-name="L2">
              <text:list-item>
                <text:p text:style-name="P19"><text:span text:style-name="T16">MeqTrees does a lot of this for you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environmentally-minded people use Meq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33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23" draw:text-style-name="P31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19"><text:span text:style-name="T39">A </text:span><text:span text:style-name="T41">Vells</text:span><text:span text:style-name="T39"> may contain only as many axes as actually needed to represent the function.</text:span></text:p>
              </text:list-item>
            </text:list>
            <text:list text:style-name="L2">
              <text:list-item>
                <text:p text:style-name="P19"><text:span text:style-name="T39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but 1xM is not the same thing as M – the order of the axes is </text:span><text:span text:style-name="T40">fixed</text:span><text:span text:style-name="T39">.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39">We refer to the missing axes as </text:span><text:span text:style-name="T29">collapsed</text:span><text:span text:style-name="T39">. A collapsed axis simply means that the function is NOT variable over that dimension, i.e. not variable in freq or time or whatever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34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23" draw:text-style-name="P31" draw:layer="layout" svg:width="26.003cm" svg:height="13.765cm" svg:x="1.272cm" svg:y="5.909cm" presentation:class="outline" presentation:user-transformed="true">
          <draw:text-box>
            <text:list text:style-name="L2">
              <text:list-item>
                <text:p text:style-name="P19"><text:span text:style-name="T39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39">When you combine an Nx1 (i.e. time-variable only) value with an 1xM (freq-variable only) value in, e.g., a </text:span><text:span text:style-name="T41">Multiply</text:span><text:span text:style-name="T39"> node, the result is NxM.</text:span></text:p>
              </text:list-item>
            </text:list>
            <text:list text:style-name="L2">
              <text:list-item>
                <text:p text:style-name="P19"><text:span text:style-name="T39">The tree does the “right” thing regardless.</text:span></text:p>
              </text:list-item>
            </text:list>
            <text:list text:style-name="L2">
              <text:list-item>
                <text:p text:style-name="P19"><text:span text:style-name="T39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9">unless you're optimizing for calcula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7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2T19" presentation:use-footer-name="ftr1">
        <draw:frame presentation:style-name="pr35" draw:text-style-name="P7" draw:layer="layout" svg:width="23.912cm" svg:height="3.508cm" svg:x="2.058cm" svg:y="1.543cm" presentation:class="title">
          <draw:text-box>
            <text:p text:style-name="P6"><text:span text:style-name="T3">TDL Is Python</text:span></text:p>
          </draw:text-box>
        </draw:frame>
        <draw:frame presentation:style-name="pr36" draw:text-style-name="P10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8"><text:span text:style-name="T4">4. Python...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 <text:s/>1] never heard of it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14] vaguely familiar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 <text:s/>5] I write Python scripts regularly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 <text:s/>1] I develop Python packages</text:span></text:p>
              </text:list-item>
            </text:list>
            <text:list text:style-name="L2">
              <text:list-item>
                <text:p text:style-name="P8"><text:span text:style-name="T4"><text:s text:c="2"/></text:span><text:span text:style-name="T4">[ <text:s/>0] I'm Guido van Rossum</text:span></text:p>
              </text:list-item>
            </text:list>
            <text:list text:style-name="L2">
              <text:list-item>
                <text:p text:style-name="P8"><text:span text:style-name="T4"><text:s/></text:span></text:p>
              </text:list-item>
            </text:list>
          </draw:text-box>
        </draw:frame>
        <draw:frame presentation:style-name="pr5" draw:text-style-name="P10" draw:layer="layout" svg:width="23.912cm" svg:height="6.731cm" svg:x="2.5cm" svg:y="13.769cm" presentation:class="outline" presentation:user-transformed="true">
          <draw:text-box>
            <text:p text:style-name="P19"/>
          </draw:text-box>
        </draw:frame>
        <presentation:notes draw:style-name="dp2">
          <draw:page-thumbnail draw:style-name="gr1" draw:layer="layout" svg:width="13.699cm" svg:height="10.281cm" svg:x="3.645cm" svg:y="2.853cm" draw:page-number="28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37" draw:text-style-name="P1" draw:layer="layout" svg:width="23.912cm" svg:height="3.508cm" svg:x="2.058cm" svg:y="1.543cm" presentation:class="title">
          <draw:text-box>
            <text:p text:style-name="P1">Node Names &amp; Qualifiers</text:p>
          </draw:text-box>
        </draw:frame>
        <draw:frame presentation:style-name="pr23" draw:text-style-name="P33" draw:layer="layout" svg:width="25.093cm" svg:height="11.15cm" svg:x="1.909cm" svg:y="9.486cm" presentation:class="outline" presentation:user-transformed="true">
          <draw:text-box>
            <text:list text:style-name="L2">
              <text:list-item>
                <text:p text:style-name="P19">Load Intro<text:span text:style-name="T47">1/demo3-quals.py</text:span></text:p>
              </text:list-item>
            </text:list>
            <text:list text:style-name="L2">
              <text:list-item>
                <text:p text:style-name="P19">This makes a tree to sum the series above.</text:p>
              </text:list-item>
            </text:list>
            <text:list text:style-name="L2">
              <text:list-item>
                <text:list>
                  <text:list-item>
                    <text:p text:style-name="P20">note how we create nodes “<text:span text:style-name="T33">f:</text:span><text:span text:style-name="T48">k</text:span><text:span text:style-name="T33">:</text:span><text:span text:style-name="T48">l</text:span><text:span text:style-name="T31">” </text:span><text:span text:style-name="T32">to represent </text:span><text:span text:style-name="T31">f</text:span><text:span text:style-name="T49">k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note how <text:span text:style-name="T31">n</text:span> became a GUI o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4" draw:layer="layout" svg:width="18.492cm" svg:height="3.841cm" svg:x="4.818cm" svg:y="5.454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9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38" draw:text-style-name="P1" draw:layer="layout" svg:width="23.912cm" svg:height="3.625cm" svg:x="2.058cm" svg:y="1.484cm" presentation:class="title">
          <draw:text-box>
            <text:p text:style-name="P1">Exercise 2: A Fourier Series</text:p>
          </draw:text-box>
        </draw:frame>
        <draw:frame presentation:style-name="pr23" draw:text-style-name="P33" draw:layer="layout" svg:width="25.093cm" svg:height="6.586cm" svg:x="1.816cm" svg:y="10.648cm" presentation:class="outline" presentation:user-transformed="true">
          <draw:text-box>
            <text:list text:style-name="L2">
              <text:list-item>
                <text:p text:style-name="P19">Start with Intro<text:span text:style-name="T47">1/demo3-quals.py</text:span></text:p>
              </text:list-item>
            </text:list>
            <text:list text:style-name="L2">
              <text:list-item>
                <text:p text:style-name="P19">Modify it to compute the series above.</text:p>
              </text:list-item>
            </text:list>
            <text:list text:style-name="L2">
              <text:list-item>
                <text:p text:style-name="P19">Make <text:span text:style-name="T34">a</text:span> and <text:span text:style-name="T34">b</text:span> GUI options, with possible values of, e.g., [0, 5, 10].</text:p>
              </text:list-item>
            </text:list>
            <text:list text:style-name="L2">
              <text:list-item>
                <text:p text:style-name="P19">What have we demonstrated?</text:p>
              </text:list-item>
            </text:list>
          </draw:text-box>
        </draw:frame>
        <draw:frame draw:style-name="gr4" draw:layer="layout" svg:width="13.792cm" svg:height="3.841cm" svg:x="6.753cm" svg:y="5.9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layer="layout" svg:width="0.502cm" svg:height="1.237cm" svg:x="18.636cm" svg:y="21.909cm">
          <draw:text-box>
            <text:p text:style-name="P1"/>
          </draw:text-box>
        </draw:frame>
        <presentation:notes draw:style-name="dp2">
          <draw:page-thumbnail draw:style-name="gr1" draw:layer="layout" svg:width="13.699cm" svg:height="10.281cm" svg:x="3.645cm" svg:y="2.853cm" draw:page-number="30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39" draw:text-style-name="P1" draw:layer="layout" svg:width="23.912cm" svg:height="3.508cm" svg:x="2.058cm" svg:y="1.543cm" presentation:class="title">
          <draw:text-box>
            <text:p text:style-name="P1">Passing Nodes Around</text:p>
          </draw:text-box>
        </draw:frame>
        <draw:frame presentation:style-name="pr23" draw:text-style-name="P31" draw:layer="layout" svg:width="25.093cm" svg:height="6.883cm" svg:x="1.727cm" svg:y="11.272cm" presentation:class="outline" presentation:user-transformed="true">
          <draw:text-box>
            <text:list text:style-name="L2">
              <text:list-item>
                <text:p text:style-name="P19"><text:span text:style-name="T16">Load Intro</text:span><text:span text:style-name="T50">1/demo4-more_quals.py</text:span></text:p>
              </text:list-item>
            </text:list>
            <text:list text:style-name="L2">
              <text:list-item>
                <text:p text:style-name="P19"><text:span text:style-name="T16">This has functions sum_series() and sum_sq_series() to sum a series and the square of a series. Check both bookmarks.</text:span></text:p>
              </text:list-item>
            </text:list>
            <text:list text:style-name="L2">
              <text:list-item>
                <text:p text:style-name="P19"><text:span text:style-name="T16">Note how “collections” of nodes, and “undefined” nodes, may be passed around.</text:span></text:p>
              </text:list-item>
            </text:list>
          </draw:text-box>
        </draw:frame>
        <draw:frame draw:style-name="gr4" draw:layer="layout" svg:width="19.387cm" svg:height="3.842cm" svg:x="4.816cm" svg:y="5.88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1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40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23" draw:text-style-name="P31" draw:layer="layout" svg:width="25.093cm" svg:height="11.471cm" svg:x="1.997cm" svg:y="6.059cm" presentation:class="outline" presentation:user-transformed="true">
          <draw:text-box>
            <text:list text:style-name="L2">
              <text:list-item>
                <text:p text:style-name="P19"><text:span text:style-name="T39">At the moment, there's ~100 node classes available in the system.</text:span></text:p>
              </text:list-item>
            </text:list>
            <text:list text:style-name="L2">
              <text:list-item>
                <text:p text:style-name="P19"><text:span text:style-name="T39">See wiki: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39"><text:a xlink:href="http://lofar9.astron.nl/meqwiki">http://lofar9.astron.nl/meqwiki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39">for not-quite-complete documentation.</text:span></text:p>
                  </text:list-item>
                </text:list>
              </text:list-item>
            </text:list>
            <text:list text:style-name="L2">
              <text:list-item>
                <text:p text:style-name="P12"><text:span text:style-name="T39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19"><text:span text:style-name="T39">We're now going to go in random directions with various demos and exercises, so I'll try to introduce the new nodes as they come up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2" presentation:class="page"/>
          <draw:frame presentation:style-name="pr3" draw:text-style-name="P5" draw:layer="layout" svg:width="14.51cm" svg:height="11.412cm" svg:x="3.247cm" svg:y="14.131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Building An Ionosphere</text:p>
          </draw:text-box>
        </draw:frame>
        <draw:frame presentation:style-name="pr10" draw:text-style-name="P19" draw:layer="layout" svg:width="23.912cm" svg:height="12.98cm" svg:x="2.058cm" svg:y="5.838cm" presentation:class="outline">
          <draw:text-box>
            <text:list text:style-name="L2">
              <text:list-item>
                <text:p text:style-name="P19">Let's make a tree to model an ionosphere.</text:p>
              </text:list-item>
            </text:list>
            <text:list text:style-name="L2">
              <text:list-item>
                <text:p text:style-name="P19">Assume a “flat world” model, and a two-dimensional ionospheric “blanket”, i.e. Total Electron Content is then just TEC(<text:span text:style-name="T31">x,y,t</text:span>).</text:p>
              </text:list-item>
            </text:list>
            <text:list text:style-name="L2">
              <text:list-item>
                <text:p text:style-name="P19">A number of sine waves to model Travelling Ionospheric Distrubances (TIDs)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3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1</text:p>
          </draw:text-box>
        </draw:frame>
        <draw:frame presentation:style-name="pr10" draw:text-style-name="P19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19">Load up <text:span text:style-name="T47">Intro1/demo5_iono.py</text:span></text:p>
              </text:list-item>
            </text:list>
            <text:list text:style-name="L2">
              <text:list-item>
                <text:p text:style-name="P19">Run “test forest” and look at bookmarks.</text:p>
              </text:list-item>
            </text:list>
            <text:list text:style-name="L2">
              <text:list-item>
                <text:list>
                  <text:list-item>
                    <text:p text:style-name="P20">this gives us TECs at two <text:span text:style-name="T31">x,y</text:span> points</text:p>
                  </text:list-item>
                </text:list>
              </text:list-item>
            </text:list>
            <text:list text:style-name="L2">
              <text:list-item>
                <text:p text:style-name="P12">Lots to be learned from this script, so take it home to study:</text:p>
              </text:list-item>
            </text:list>
            <text:list text:style-name="L2">
              <text:list-item>
                <text:list>
                  <text:list-item>
                    <text:p text:style-name="P21">passing nodes in and out of fun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using qualifiers (“rate”) on top of existing nodes to avoid naming confli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making vectors, using matrix multi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...and generally making your code assumption-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4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41" draw:text-style-name="P1" draw:layer="layout" svg:width="23.912cm" svg:height="3.257cm" svg:x="2.058cm" svg:y="1.668cm" presentation:class="title">
          <draw:text-box>
            <text:p text:style-name="P1">Ionosphere 2</text:p>
          </draw:text-box>
        </draw:frame>
        <draw:frame presentation:style-name="pr10" draw:text-style-name="P19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19">Let's get a more elaborate picture...</text:p>
              </text:list-item>
            </text:list>
            <text:list text:style-name="L2">
              <text:list-item>
                <text:p text:style-name="P19">Load up <text:span text:style-name="T47">Intro1/demo6-iono2.py</text:span></text:p>
              </text:list-item>
            </text:list>
            <text:list text:style-name="L2">
              <text:list-item>
                <text:p text:style-name="P19">Run “test forest” and look at “tec:2” </text:p>
              </text:list-item>
            </text:list>
            <text:list text:style-name="L2">
              <text:list-item>
                <text:p text:style-name="P12">More to be learned from this script:</text:p>
              </text:list-item>
            </text:list>
            <text:list text:style-name="L2">
              <text:list-item>
                <text:list>
                  <text:list-item>
                    <text:p text:style-name="P21">we import the TID function from demo5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the “xy” nodes can be functions of anything, our tree doesn't c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so we can form up a request in <text:span text:style-name="T31">t,l,m</text:span></text:p>
                  </text:list-item>
                </text:list>
              </text:list-item>
            </text:list>
            <text:list text:style-name="L2">
              <text:list-item>
                <text:p text:style-name="P12">Bonus question: why is “tec:2” only two-dimensional?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5" presentation:class="page"/>
          <draw:frame presentation:style-name="pr11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41" draw:text-style-name="P1" draw:layer="layout" svg:width="23.912cm" svg:height="5.437cm" svg:x="2.058cm" svg:y="0.578cm" presentation:class="title" presentation:user-transformed="true">
          <draw:text-box>
            <text:p text:style-name="P1">Exercise 3:<text:line-break/>Ionospheric Phase<text:line-break/></text:p>
          </draw:text-box>
        </draw:frame>
        <draw:frame presentation:style-name="pr42" draw:text-style-name="P31" draw:layer="layout" svg:width="25.032cm" svg:height="11.889cm" svg:x="2.058cm" svg:y="5.838cm" presentation:class="outline" presentation:user-transformed="true">
          <draw:text-box>
            <text:list text:style-name="L2">
              <text:list-item>
                <text:p text:style-name="P19"><text:span text:style-name="T16">Start with </text:span><text:span text:style-name="T50">Intro1/demo7-iono3.py</text:span></text:p>
              </text:list-item>
            </text:list>
            <text:list text:style-name="L2">
              <text:list-item>
                <text:p text:style-name="P19"><text:span text:style-name="T16">Add nodes to compute ionospheric phase delays (see below)</text:span></text:p>
              </text:list-item>
            </text:list>
            <text:list text:style-name="L2">
              <text:list-item>
                <text:p text:style-name="P19"><text:span text:style-name="T16">Add a frequency axis of 30-200MHz to the domain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51">use only 30 points per each axis, or you </text:span><text:span text:style-name="T52">WILL</text:span><text:span text:style-name="T51"> run out of memory!!!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16">Display the “phase screen” in </text:span><text:span text:style-name="T40">l,m,</text:span><text:span text:style-name="T39"> as a function of frequency.</text:span></text:p>
              </text:list-item>
            </text:list>
            <text:list text:style-name="L2">
              <text:list-item>
                <text:p text:style-name="P12"><text:span text:style-name="T16">Ponder on implications for LOFAR...</text:span></text:p>
              </text:list-item>
            </text:list>
          </draw:text-box>
        </draw:frame>
        <draw:frame draw:style-name="gr4" draw:layer="layout" svg:width="18.653cm" svg:height="3.489cm" svg:x="4.363cm" svg:y="18.181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6" presentation:class="page"/>
          <draw:frame presentation:style-name="pr11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title">
      <style:graphic-properties draw:fill-color="#ffffff" draw:auto-grow-height="false" fo:min-height="3.507cm"/>
    </style:style>
    <style:style style:name="pr3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oms" style:page-layout-name="PM1" draw:style-name="dp1">
      <draw:rect presentation:style-name="pr1" draw:text-style-name="P3" draw:layer="backgroundobjects" svg:width="26.875cm" svg:height="15.74cm" svg:x="1.124cm" svg:y="5.259cm">
        <text:p text:style-name="P4"/>
      </draw:rect>
      <draw:frame presentation:style-name="pr2" draw:text-style-name="P4" draw:layer="backgroundobjects" svg:width="23.912cm" svg:height="3.507cm" svg:x="2.058cm" svg:y="1.543cm" presentation:class="title">
        <draw:text-box>
          <text:p text:style-name="P4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3" draw:text-style-name="P3" draw:layer="backgroundobjects" svg:width="0.505cm" svg:height="2.552cm" svg:x="0cm" svg:y="0cm">
        <text:p text:style-name="P4"/>
      </draw:rect>
      <draw:rect presentation:style-name="pr3" draw:text-style-name="P3" draw:layer="backgroundobjects" svg:width="0.505cm" svg:height="2.552cm" svg:x="0cm" svg:y="6.615cm">
        <text:p text:style-name="P4"/>
      </draw:rect>
      <draw:rect presentation:style-name="pr3" draw:text-style-name="P3" draw:layer="backgroundobjects" svg:width="0.505cm" svg:height="2.552cm" svg:x="0cm" svg:y="3.246cm">
        <text:p text:style-name="P4"/>
      </draw:rect>
      <draw:frame presentation:style-name="pr4" draw:text-style-name="P6" draw:layer="backgroundobjects" svg:width="20.363cm" svg:height="0.993cm" svg:x="0.727cm" svg:y="0.188cm" presentation:class="footer">
        <draw:text-box>
          <text:p text:style-name="P5"><text:span text:style-name="T1"><presentation:footer/></text:span></text:p>
        </draw:text-box>
      </draw:frame>
      <draw:frame presentation:style-name="pr4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2T16:39:49</meta:creation-date>
    <dc:date>2007-01-25T11:27:58</dc:date>
    <meta:print-date>2006-10-16T11:51:25</meta:print-date>
    <dc:language>en-GB</dc:language>
    <meta:editing-cycles>35</meta:editing-cycles>
    <meta:editing-duration>P3DT5H7M54S</meta:editing-duration>
    <meta:user-defined meta:name="Info 1"/>
    <meta:user-defined meta:name="Info 2"/>
    <meta:user-defined meta:name="Info 3"/>
    <meta:user-defined meta:name="Info 4"/>
    <meta:document-statistic meta:object-count="20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α</math:mo>
          <math:mo math:stretchy="false">∗</math:mo>
          <math:mi>sin</math:mi>
        </math:mrow>
      </math:mrow>
      <math:mrow>
        <math:mo math:stretchy="false">(</math:mo>
        <math:mrow>
          <math:mrow>
            <math:mrow>
              <math:mi>b</math:mi>
              <math:mo math:stretchy="false">∗</math:mo>
              <math:mi>x</math:mi>
            </math:mrow>
            <math:mo math:stretchy="false">+</math:mo>
            <math:mrow>
              <math:mi>c</math:mi>
              <math:mo math:stretchy="false">∗</math:mo>
              <math:mi>y</math:mi>
            </math:mrow>
          </math:mrow>
          <math:mo math:stretchy="false">+</math:mo>
          <math:mn>1</math:mn>
        </math:mrow>
        <math:mo math:stretchy="false">)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 math:fontstyle="italic">xcos</math:mi>
                  <math:mrow>
                    <math:mo math:stretchy="false">(</math:mo>
                    <math:mn>2y</math:mn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ν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i>x</math:mi>
                  <math:mrow>
                    <math:mo math:stretchy="false">(</math:mo>
                    <math:mrow>
                      <math:mi>t</math:mi>
                      <math:mi>,</math:mi>
                      <math:mo math:stretchy="false">ν</math:mo>
                    </math:mrow>
                    <math:mo math:stretchy="false">)</math:mo>
                  </math:mrow>
                  <math:mi>cos</math:mi>
                  <math:mrow>
                    <math:mo math:stretchy="false">(</math:mo>
                    <math:mrow>
                      <math:mi>y</math:mi>
                      <math:mrow>
                        <math:mo math:stretchy="false">(</math:mo>
                        <math:mrow>
                          <math:mi>t</math:mi>
                          <math:mi>,</math:mi>
                          <math:mo math:stretchy="false">ν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ν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o math:stretchy="false">=</math:mo>
                <math:mo math:stretchy="false">α</math:mo>
              </math:mrow>
              <math:mi>sin</math:mi>
              <math:mrow>
                <math:mo math:stretchy="false">(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ν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ν</math:mo>
                    <math:mn>1</math:mn>
                  </math:msub>
                  <math:mn>...</math:mn>
                  <math:msub>
                    <math:mo math:stretchy="false">ν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(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ν</math:mo>
                        <math:mi>j</math:mi>
                      </math:msub>
                    </math:mrow>
                    <math:mo math:stretchy="false">)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→</math:mo>
          </math:mover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row>
              <math:mo math:stretchy="false">(</math:mo>
              <math:mrow>
                <math:msub>
                  <math:mi>f</math:mi>
                  <math:mn>1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)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(</math:mo>
              <math:mrow>
                <math:msup>
                  <math:mi>t</math:mi>
                  <math:mn>2</math:mn>
                </math:msup>
                <math:mo math:stretchy="false">+</math:mo>
                <math:msup>
                  <math:mo math:stretchy="false">ν</math:mo>
                  <math:mn>2</math:mn>
                </math:msup>
              </math:mrow>
              <math:mo math:stretchy="false">)</math:mo>
            </math:mrow>
          </math:msqrt>
        </math:mrow>
      </math:mtr>
      <math:mtr>
        <math:mrow>
          <math:mi>C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os</math:mi>
          </math:mrow>
          <math:mrow>
            <math:mo math:stretchy="false">(</math:mo>
            <math:mi>r</math:mi>
            <math:mo math:stretchy="false">)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=</math:mo>
            <math:mi>C</math:mi>
          </math:mrow>
          <math:mrow>
            <math:mrow>
              <math:mo math:stretchy="false">(</math:mo>
              <math:mrow>
                <math:mi>t</math:mi>
                <math:mi>,</math:mi>
                <math:mo math:stretchy="false">ν</math:mo>
              </math:mrow>
              <math:mo math:stretchy="false">)</math:mo>
            </math:mrow>
            <math:mo math:stretchy="false">+</math:mo>
            <math:mrow>
              <math:mo math:stretchy="false">∣</math:mo>
              <math:mrow>
                <math:mi>C</math:mi>
                <math:mrow>
                  <math:mo math:stretchy="false">(</math:mo>
                  <math:mrow>
                    <math:mi>t</math:mi>
                    <math:mi>,</math:mi>
                    <math:mo math:stretchy="false">ν</math:mo>
                  </math:mrow>
                  <math:mo math:stretchy="false">)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π</math:mo>
                        <math:mo math:stretchy="false">i</math:mo>
                        <math:mrow>
                          <math:mo math:stretchy="false">(</math:mo>
                          <math:mrow>
                            <math:mi math:fontstyle="italic">kx</math:mi>
                            <math:mo math:stretchy="false">+</math:mo>
                            <math:mi math:fontstyle="italic">ly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(</math:mo>
                          <math:mrow>
                            <math:mi math:fontstyle="italic">ak</math:mi>
                            <math:mo math:stretchy="false">+</math:mo>
                            <math:mi math:fontstyle="italic">bl</math:mi>
                          </math:mrow>
                          <math:mo math:stretchy="false">)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row>
                    <math:mo math:stretchy="false">(</math:mo>
                    <math:mrow>
                      <math:mi math:fontstyle="italic">ix</math:mi>
                      <math:mo math:stretchy="false">+</math:mo>
                      <math:mi math:fontstyle="italic">jy</math:mi>
                    </math:mrow>
                    <math:mo math:stretchy="false">)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slightly different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sup>
                      <math:mi>f</math:mi>
                      <math:mi math:fontstyle="italic">kl</math:mi>
                      <math:mn>2</math:mn>
                    </math:msubsup>
                  </math:mrow>
                </math:mrow>
              </math:mrow>
              <math:mrow>
                <math:mrow>
                  <math:mo math:stretchy="false">(</math:mo>
                  <math:mrow>
                    <math:mi>x</math:mi>
                    <math:mi>,</math:mi>
                    <math:mi>y</math:mi>
                  </math:mrow>
                  <math:mo math:stretchy="false">)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row>
                        <math:mo math:stretchy="false">(</math:mo>
                        <math:msup>
                          <math:mi>e</math:mi>
                          <math:mrow>
                            <math:mrow>
                              <math:mo math:stretchy="false">−</math:mo>
                              <math:mn>2</math:mn>
                            </math:mrow>
                            <math:mo math:stretchy="false">π</math:mo>
                            <math:mo math:stretchy="false">i</math:mo>
                            <math:mrow>
                              <math:mo math:stretchy="false">(</math:mo>
                              <math:mrow>
                                <math:mi math:fontstyle="italic">kx</math:mi>
                                <math:mo math:stretchy="false">+</math:mo>
                                <math:mi math:fontstyle="italic">ly</math:mi>
                              </math:mrow>
                              <math:mo math:stretchy="false">)</math:mo>
                            </math:mrow>
                          </math:mrow>
                        </math:msup>
                        <math:mo math:stretchy="false">)</math:mo>
                      </math:mrow>
                      <math:mn>2</math:mn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slightly different series:"} newline
size 24 { f(x,y) = sum csub {k=-n} csup n sum csub {l=-n} csup n 
f^2_{kl}(x,y) = sum csub {k=-n} csup n sum csub {l=-n} csup n 
(e^{-2%pi%i(kx+ly)})^2 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n>2</math:mn>
            </math:mrow>
            <math:mrow>
              <math:mrow>
                <math:mrow>
                  <math:mo math:stretchy="false">π</math:mo>
                  <math:mo math:stretchy="false">⋅</math:mo>
                  <math:mn>25</math:mn>
                </math:mrow>
                <math:mo math:stretchy="false">⋅</math:mo>
                <math:mfrac>
                  <math:mi>c</math:mi>
                  <math:mo math:stretchy="false">ν</math:mo>
                </math:mfrac>
              </math:mrow>
              <math:mo math:stretchy="false">⋅</math:mo>
              <math:mtext>TEC</math:mtext>
            </math:mrow>
          </math:mrow>
        </math:mrow>
      </math:mstyle>
    </math:mrow>
    <math:annotation math:encoding="StarMath 5.0">alignl size 24 {"Ionospheric phase delay is " %zeta = 2%pi cdot 25 cdot {c over %nu} cdot "TEC" } newline
</math:annotation>
  </math:semantics>
</math:math>
</file>